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617f" officeooo:paragraph-rsid="0010617f"/>
    </style:style>
    <style:style style:name="P2" style:family="paragraph" style:parent-style-name="Text_20_body">
      <style:text-properties officeooo:rsid="0010617f" officeooo:paragraph-rsid="0010617f"/>
    </style:style>
    <style:style style:name="P3" style:family="paragraph" style:parent-style-name="Text_20_body">
      <style:text-properties officeooo:rsid="0010617f" officeooo:paragraph-rsid="0010617f"/>
    </style:style>
    <style:style style:name="P4" style:family="paragraph" style:parent-style-name="Text_20_body">
      <style:text-properties officeooo:rsid="00141f4e" officeooo:paragraph-rsid="00141f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c4b" style:font-weight-asian="bold" style:font-weight-complex="bold"/>
    </style:style>
    <style:style style:name="T3" style:family="text">
      <style:text-properties officeooo:rsid="00119c4b"/>
    </style:style>
    <style:style style:name="T4" style:family="text">
      <style:text-properties officeooo:rsid="00137d55"/>
    </style:style>
    <style:style style:name="T5" style:family="text">
      <style:text-properties officeooo:rsid="001576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нешняя и внутренняя политика Александра I</text:h>
      <text:h text:style-name="Heading_20_2" text:outline-level="2">4. Внешняя политика России в первой четверти XIX в.</text:h>
      <text:p text:style-name="P2"><text:span text:style-name="T1">Ближневосточное </text:span><text:span text:style-name="T2">направление</text:span><text:span text:style-name="T1">.</text:span> Стремление укрепить свои позиции в Закавказье, на Чёрном море и на Балканах</text:p>
      <text:p text:style-name="P2"><text:tab/>В 90-е годы XVIII в. Персия предприняла экспансию в Грузию. Грузинский царь Георгий XII неоднократно обращался к России с просьбой о покровительстве. 12 сентября 1801 г. был издан манифест Александра I о присоединении Восточной Грузии (Картлии и Кахетии) к России. В 1803-1804 гг. в состав России вошли княжества Мингрелия, Гурия и Имеретия — Западная Грузия. Это положило конец междоусобицам в Грузии и обезопасило её от исламской агрессии, угрожавшей физическим истреблением.</text:p>
      <text:p text:style-name="P2"><text:tab/>Безусловно, такой подрыв намерений Персии перенёс агрессию с Грузии на всю Россию и привёл к войне в 1804 г. К 1806 году значительная часть ханств Северного Азербайджана была занята русскими войсками и в октябре 1813 года по Гюлистанскому миру Иран признал суверенитет России над этими землями.</text:p>
      <text:p text:style-name="P2"><text:tab/>Нарушение договоров между Россией и Османской империей в виде смещения турецким султаном правителей Молдавии и Валахии и закрытия черноморских проливов для российских судов привело к началу войны против Турции в 1806 году. <text:span text:style-name="T3">Большие успехи русской армии привели к подписанию Бухарестского мира 28 мая 1812 года, по условиям которого за Россией закрепились Бессарабия, автономию получила Сербия, расширились права Молдавии и Валахии.</text:span></text:p>
      <text:p text:style-name="P2"/>
      <text:p text:style-name="P2"><text:span text:style-name="T1">Европейске </text:span><text:span text:style-name="T2">направление</text:span>.</text:p>
      <text:p text:style-name="P2">Александр I восстановил отношения с Англией, вернув из Индии казачий отряд атамана Платонова и отменив прочие приготовления к войне с Англией. Также Александр I стремился наладить отношения с французами. Нормализовав отношения с западными странами, он надеялся освободить ресурсы для проведения внешней политики на Ближнем Востоке. <text:span text:style-name="T3">Более того, в апреле 1805 года в соответствии с русско-английской конвенцией Россия выставила 180 тысяч солдат против Наполеона в обмен на 2,25 миллионов фунтов.</text:span></text:p>
      <text:p text:style-name="P2"><text:tab/><text:span text:style-name="T3">В коалиции с Англией, Неаполитанией, Австрией и Швецией Россия претерпела ряд поражений, самым сокрушительным из которых было генеральное сражение при Аустерлице, состоявшееся 2 декабря 1805 года. Коалиция распалась, но вскоре была сформирована новая, где вместо Австрии выступала уже Пруссия. В результате тяжёлых сражений измотана была не только русская, но и французская армия, что способствовало заключению сепаратного мира в Тильзите 7 июля 1807 года. Россия присоединилась к континентальной блокаде своего недавнего союзника и главного торгового партнёра — Англии. </text:span><text:span text:style-name="T4">Более того, отказ Швеции объявить континентальную блокаду англичанам привёл к русско-шведской войне в феврале 1808 года. По условиям Фридрихсгамского мира Россия присоединила Финляндию, предоставив ей широкую автономию, и Аландские острова.</text:span></text:p>
      <text:p text:style-name="P4"><text:soft-page-break/><text:tab/>Несмотря на союз с Россией, Наполеон не скрывал своих агрессивных намерений в отношении неё, и русское государство готовилось к грядущей войне. <text:span text:style-name="T5">Франция заключила тайные союзы с Пруссией и Австрией, Россия — со Швецией. В ночь на 24 июня 1812 года началось вторжение. С 22 июля по 4 августа две русские армии во главе с М. Б. Барклаем де Толли и П. И. Багратиона удерживали Смоленск. 4-6 дня произошло сражение, закончившееся победой Наполеона и потеряи для французской армии, не сопоставимые с ценой разрушенного Смоленска. Это стало основанием для предложения мира, но Александр I проигнорировал его, осознавая гарантированное возобновление боевых действий после восстановления французской армии.</text:span></text:p>
      <text:p text:style-name="P1"><text:tab/>К 1812 году основной целью Франции стала идея заставить Россию экономически подчиниться интересам Франции и создать против России вечную угрозу в виде вассальной, всецело зависимой от французов Польши, к которой присоединить Литву и Белоруссию. А в идеале Наполеон планировал добраться до Индии, взяв с собой уже и русскую армию в качестве «вспомогательного войска».</text:p>
      <text:p text:style-name="P1"><text:tab/>Поэтому для России борьба против этого нападения была единственным средством сохранить свою экономическую и политическую самостоятельность, спастись не только от разорения, которое несла с собой континентальная блокада, уничтожившая русскую торговлю с англичанами, но и от будущего расчленения: в Варшаве не скрывали, что одной Литвой и Белоруссией поляки не удовлетворятся и что надеются со временем добраться при помощи того же французского цезаря до Черного моря. Для России при этих условиях война 1812 г. явилась в полном смысле слова борьбой за существование, обороной от нападения</text:p>
      <text:p text:style-name="P1">империалистского хищника.</text:p>
      <text:p text:style-name="P1"/>
      <text:p text:style-name="P1">Тарле Е. В. Нашествие Наполеона на Россию</text:p>
      <text:p text:style-name="P1">Троицкий Н. А. 1812. Великий год России, 1988</text:p>
      <text:p text:style-name="P1">Сафонов М. М. Проблема реформ в правительственной политике России на рубеже XVII-XIX вв., Л., 1988</text:p>
      <text:p text:style-name="P1">Пресняков А. Е. Российские самодержцы, М., 199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7:04:15.234255222</meta:creation-date>
    <dc:date>2023-12-05T12:31:07.430486974</dc:date>
    <meta:editing-duration>PT9H51M25S</meta:editing-duration>
    <meta:editing-cycles>5</meta:editing-cycles>
    <meta:generator>LibreOffice/7.6.2.1$Linux_X86_64 LibreOffice_project/60$Build-1</meta:generator>
    <meta:document-statistic meta:table-count="0" meta:image-count="0" meta:object-count="0" meta:page-count="2" meta:paragraph-count="17" meta:word-count="658" meta:character-count="4638" meta:non-whitespace-character-count="3987"/>
  </office:meta>
</office:document-meta>
</file>